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000000282910786EDD238C2F0.png" manifest:media-type="image/png"/>
  <manifest:file-entry manifest:full-path="Pictures/10000001000002550000019F19BA42F3321D2160.png" manifest:media-type="image/png"/>
  <manifest:file-entry manifest:full-path="Pictures/100000010000025C000002541241A9EBEA915B74.png" manifest:media-type="image/png"/>
  <manifest:file-entry manifest:full-path="Pictures/100000010000025E000002EB587A61F3FC28B669.png" manifest:media-type="image/png"/>
  <manifest:file-entry manifest:full-path="Pictures/10000001000002550000019ADDC508F0EB055915.png" manifest:media-type="image/png"/>
  <manifest:file-entry manifest:full-path="Pictures/1000000100000259000001F44E31629EDF6F3673.png" manifest:media-type="image/png"/>
  <manifest:file-entry manifest:full-path="Pictures/1000000100000253000001AD8BF2FB136EA10AA2.png" manifest:media-type="image/png"/>
  <manifest:file-entry manifest:full-path="Pictures/100000010000024F000000A9E9BD85DB8195EF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画像1" text:anchor-type="char" svg:width="6.3339in" svg:height="6.6882in" draw:z-index="0"><draw:image xlink:href="Pictures/100000010000026000000282910786EDD238C2F0.png" xlink:type="simple" xlink:show="embed" xlink:actuate="onLoad" draw:mime-type="image/png"/></draw:frame></text:p>
      <text:p text:style-name="P1"><draw:frame draw:style-name="fr1" draw:name="画像2" text:anchor-type="char" svg:width="6.2193in" svg:height="4.3228in" draw:z-index="1"><draw:image xlink:href="Pictures/10000001000002550000019F19BA42F3321D2160.png" xlink:type="simple" xlink:show="embed" xlink:actuate="onLoad" draw:mime-type="image/png"/></draw:frame></text:p>
      <text:p text:style-name="P1"><draw:frame draw:style-name="fr1" draw:name="画像3" text:anchor-type="char" svg:width="6.3134in" svg:height="7.7819in" draw:z-index="2"><draw:image xlink:href="Pictures/100000010000025E000002EB587A61F3FC28B669.png" xlink:type="simple" xlink:show="embed" xlink:actuate="onLoad" draw:mime-type="image/png"/></draw:frame></text:p>
      <text:p text:style-name="P1"><draw:frame draw:style-name="fr1" draw:name="画像4" text:anchor-type="char" svg:width="6.2193in" svg:height="4.2717in" draw:z-index="3"><draw:image xlink:href="Pictures/10000001000002550000019ADDC508F0EB055915.png" xlink:type="simple" xlink:show="embed" xlink:actuate="onLoad" draw:mime-type="image/png"/></draw:frame></text:p>
      <text:p text:style-name="P1"><draw:frame draw:style-name="fr1" draw:name="画像5" text:anchor-type="char" svg:width="6.1571in" svg:height="1.7602in" draw:z-index="4"><draw:image xlink:href="Pictures/100000010000024F000000A9E9BD85DB8195EFFF.png" xlink:type="simple" xlink:show="embed" xlink:actuate="onLoad" draw:mime-type="image/png"/></draw:frame></text:p>
      <text:p text:style-name="P1"><draw:frame draw:style-name="fr1" draw:name="画像6" text:anchor-type="char" svg:width="6.2925in" svg:height="6.2091in" draw:z-index="5"><draw:image xlink:href="Pictures/100000010000025C000002541241A9EBEA915B74.png" xlink:type="simple" xlink:show="embed" xlink:actuate="onLoad" draw:mime-type="image/png"/></draw:frame></text:p>
      <text:p text:style-name="P1"><draw:frame draw:style-name="fr1" draw:name="画像7" text:anchor-type="char" svg:width="6.1984in" svg:height="4.4693in" draw:z-index="6"><draw:image xlink:href="Pictures/1000000100000253000001AD8BF2FB136EA10AA2.png" xlink:type="simple" xlink:show="embed" xlink:actuate="onLoad" draw:mime-type="image/png"/></draw:frame></text:p>
      <text:p text:style-name="P1"><draw:frame draw:style-name="fr1" draw:name="画像8" text:anchor-type="char" svg:width="6.261in" svg:height="5.2091in" draw:z-index="7"><draw:image xlink:href="Pictures/1000000100000259000001F44E31629EDF6F36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4-05T23:16:10.428000000</dc:date>
    <meta:editing-duration>PT2M41S</meta:editing-duration>
    <meta:editing-cycles>9</meta:editing-cycles>
    <meta:generator>LibreOffice/7.4.7.2$Windows_X86_64 LibreOffice_project/723314e595e8007d3cf785c16538505a1c878ca5</meta:generator>
    <meta:document-statistic meta:table-count="0" meta:image-count="8" meta:object-count="0" meta:page-count="8" meta:paragraph-count="0" meta:word-count="0" meta:character-count="0" meta:non-whitespace-character-count="0"/>
  </office:meta>
</office:document-meta>
</file>